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9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0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1" style:family="table-cell" style:parent-style-name="Default">
      <style:table-cell-properties fo:background-color="#00ffff" fo:border="3pt solid #0099ff"/>
    </style:style>
    <style:style style:name="ce12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Required File (必要なファイル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re is exported files used by StellaQL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aQLを使ってエクスポートしておいてください。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2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2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2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2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2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2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2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/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2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2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1:18:43.49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1:35:23.938000000</dc:date>
    <meta:editing-duration>P1DT6H36M18S</meta:editing-duration>
    <meta:editing-cycles>1087</meta:editing-cycles>
    <meta:generator>LibreOffice/5.2.5.1$Windows_x86 LibreOffice_project/0312e1a284a7d50ca85a365c316c7abbf20a4d22</meta:generator>
    <meta:document-statistic meta:table-count="3" meta:cell-count="13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Obj.getCellByPosition( foreignkeycategoryColumn_2upObj, row_2upObj ).String = "stateMachines"
							oSheet_2upObj.getCellByPosition( fullpathColumn_2upObj, row_2upObj ).String = VLookup( foreignKey_statemachine, oStatemachinesSheet_1view, 2, 5 )
						ElseIf "-1" = foreignKeyTokens(4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5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
							oSheet_2upObj.getCellByPosition( fullpathtransitionColumn_2upObj, row_2upObj ).String = foreignKeyTokens( 3 )
						End If

						If "-1" &lt;&gt; foreignKeyTokens( 4 ) Then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oreignkeycategoryColumn_2upd, 0 )
	oCell_2upd.String = "#Foreignkey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,#Foreignkeycategory,#Fullpath,#FullpathTransition,#FullpathCondition,#FullpathPropertyname,#Name,#Old,#New,#Delete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